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  <style:text-properties fo:font-size="14pt" style:font-size-asian="14pt" style:font-size-complex="14pt"/>
    </style:style>
    <style:style style:name="P2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custom-shape draw:style-name="gr1" draw:text-style-name="P1" xml:id="id1" draw:id="id1" draw:layer="layout" svg:width="2.5cm" svg:height="2.5cm" svg:x="1.9cm" svg:y="3cm">
          <text:p text:style-name="P1"><text:span text:style-name="T1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2.5cm" svg:height="2.5cm" svg:x="1.8cm" svg:y="7.6cm">
          <text:p text:style-name="P1"><text:span text:style-name="T1">creat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2.5cm" svg:height="2.5cm" svg:x="7.9cm" svg:y="7.7cm">
          <text:p text:style-name="P1"><text:span text:style-name="T1">activat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2.5cm" svg:height="2.5cm" svg:x="15.7cm" svg:y="7.6cm">
          <text:p text:style-name="P1"><text:span text:style-name="T1">deactivat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2.5cm" svg:height="2.5cm" svg:x="26cm" svg:y="7.6cm">
          <text:p text:style-name="P1"><text:span text:style-name="T1">lock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2.5cm" svg:height="2.5cm" svg:x="8.3cm" svg:y="15.2cm">
          <text:p text:style-name="P1"><text:span text:style-name="T1">delet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curve" svg:x1="3.15cm" svg:y1="5.5cm" svg:x2="3.05cm" svg:y2="7.6cm" draw:start-shape="id1" draw:start-glue-point="8" draw:end-shape="id2" draw:end-glue-point="4" svg:d="m3150 5500c0 1576-100 527-100 2100">
          <text:p text:style-name="P2">create</text:p>
        </draw:connector>
        <draw:connector draw:style-name="gr2" draw:text-style-name="P2" draw:layer="layout" draw:type="curve" svg:x1="4.3cm" svg:y1="8.85cm" svg:x2="7.9cm" svg:y2="8.95cm" draw:start-shape="id2" draw:start-glue-point="10" draw:end-shape="id3" svg:d="m4300 8850c2701 0 902 100 3600 100">
          <text:p text:style-name="P2">activate</text:p>
        </draw:connector>
        <draw:connector draw:style-name="gr3" draw:text-style-name="P2" draw:layer="layout" draw:type="curve" svg:x1="10.4cm" svg:y1="8.95cm" svg:x2="15.7cm" svg:y2="8.85cm" draw:start-shape="id3" draw:start-glue-point="10" draw:end-shape="id4" draw:end-glue-point="6" svg:d="m10400 8950c3952 0 1303-100 5300-100">
          <text:p text:style-name="P2">deactivate</text:p>
        </draw:connector>
        <draw:connector draw:style-name="gr3" draw:text-style-name="P2" draw:layer="layout" draw:type="curve" svg:x1="18.2cm" svg:y1="8.85cm" svg:x2="26cm" svg:y2="8.85cm" draw:start-shape="id4" draw:start-glue-point="10" draw:end-shape="id5" draw:end-glue-point="3" svg:d="m18200 8850h7800">
          <text:p text:style-name="P2">lock</text:p>
        </draw:connector>
        <draw:connector draw:style-name="gr3" draw:text-style-name="P2" draw:layer="layout" draw:type="curve" svg:x1="16.95cm" svg:y1="10.1cm" svg:x2="9.55cm" svg:y2="15.2cm" draw:start-shape="id4" draw:start-glue-point="8" draw:end-shape="id6" draw:end-glue-point="4" svg:d="m16950 10100c0 3826-7400 1277-7400 5100">
          <text:p text:style-name="P2">delete</text:p>
        </draw:connector>
        <draw:connector draw:style-name="gr3" draw:text-style-name="P2" draw:layer="layout" draw:type="curve" svg:x1="27.25cm" svg:y1="10.1cm" svg:x2="9.55cm" svg:y2="15.2cm" draw:start-shape="id5" draw:start-glue-point="8" draw:end-shape="id6" svg:d="m27250 10100c0 3826-17700 1277-17700 5100">
          <text:p text:style-name="P2">delete</text:p>
        </draw:connector>
        <draw:connector draw:style-name="gr3" draw:text-style-name="P2" draw:layer="layout" draw:type="curve" svg:x1="3.05cm" svg:y1="10.1cm" svg:x2="9.55cm" svg:y2="15.2cm" draw:start-shape="id2" draw:start-glue-point="8" draw:end-shape="id6" svg:d="m3050 10100c0 3826 6500 1277 6500 5100">
          <text:p text:style-name="P2">delete</text:p>
        </draw:connector>
        <draw:connector draw:style-name="gr3" draw:text-style-name="P2" draw:layer="layout" draw:type="curve" draw:line-skew="-2.657cm" svg:x1="3.934cm" svg:y1="7.966cm" svg:x2="27.25cm" svg:y2="7.6cm" draw:start-shape="id2" draw:start-glue-point="11" draw:end-shape="id5" draw:end-glue-point="4" svg:d="m3934 7966c0-5286 23316-5103 23316-366">
          <text:p text:style-name="P2">lock</text:p>
        </draw:connector>
        <draw:connector draw:style-name="gr3" draw:text-style-name="P2" draw:layer="layout" draw:type="curve" draw:line-skew="-0.662cm" svg:x1="9.15cm" svg:y1="7.7cm" svg:x2="27.25cm" svg:y2="7.6cm" draw:start-shape="id3" draw:start-glue-point="4" draw:end-shape="id5" draw:end-glue-point="4" svg:d="m9150 7700c0-1894 18100-1844 18100-100">
          <text:p text:style-name="P2">lock</text:p>
        </draw:connector>
        <draw:connector draw:style-name="gr3" draw:text-style-name="P2" draw:layer="layout" draw:type="curve" svg:x1="16.95cm" svg:y1="7.6cm" svg:x2="27.25cm" svg:y2="7.6cm" draw:start-shape="id4" draw:start-glue-point="4" draw:end-shape="id5" svg:d="m16950 7600c0-751 10300-751 10300 0">
          <text:p text:style-name="P2">lock</text:p>
        </draw:connector>
        <draw:connector draw:style-name="gr3" draw:text-style-name="P2" draw:layer="layout" draw:type="curve" svg:x1="16.95cm" svg:y1="10.1cm" svg:x2="9.15cm" svg:y2="10.2cm" draw:start-shape="id4" draw:start-glue-point="8" draw:end-shape="id3" draw:end-glue-point="8" svg:d="m16950 10100c0 903-7800 853-7800 100">
          <text:p text:style-name="P2">re-activate</text:p>
        </draw:connector>
        <draw:connector draw:style-name="gr3" draw:text-style-name="P2" draw:layer="layout" draw:type="curve" svg:x1="27.25cm" svg:y1="10.1cm" svg:x2="16.95cm" svg:y2="10.1cm" draw:start-shape="id5" draw:start-glue-point="8" draw:end-shape="id4" draw:end-glue-point="8" svg:d="m27250 10100c0 753-10300 753-10300 0">
          <text:p text:style-name="P2">unlock</text:p>
        </draw:connector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ick-Rainer Ludwig</meta:initial-creator>
    <meta:creation-date>2012-10-02T22:17:32</meta:creation-date>
    <dc:date>2012-10-02T22:28:59</dc:date>
    <dc:creator>Rick-Rainer Ludwig</dc:creator>
    <meta:editing-duration>PT11M28S</meta:editing-duration>
    <meta:editing-cycles>3</meta:editing-cycles>
    <meta:generator>LibreOffice/3.4$Unix LibreOffice_project/340m1$Build-402</meta:generator>
    <meta:document-statistic meta:object-count="18"/>
  </office:meta>
</office:document-meta>
</file>